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9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text-style style:name="N100">
      <number:text-content/>
    </number:text-style>
    <style:style style:name="ce1" style:family="table-cell" style:parent-style-name="Default" style:data-style-name="N117">
      <style:table-cell-properties fo:border-bottom="0.74pt solid #000000" fo:background-color="#dddddd" style:text-align-source="fix" style:repeat-content="false" fo:border-left="none" fo:border-right="none" fo:border-top="none"/>
      <style:paragraph-properties fo:text-align="center" fo:margin-left="0cm"/>
      <style:text-properties fo:color="#1c1c1c" style:font-name="Arial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ce5" style:family="table-cell" style:parent-style-name="Default" style:data-style-name="N117">
      <style:text-properties style:font-name="Arial"/>
    </style:style>
    <style:style style:name="ce6" style:family="table-cell" style:parent-style-name="Default" style:data-style-name="N117"/>
    <style:style style:name="ce2" style:family="table-cell" style:parent-style-name="Default" style:data-style-name="N116">
      <style:table-cell-properties fo:border-bottom="0.74pt solid #000000" fo:background-color="#dddddd" style:text-align-source="fix" style:repeat-content="false" fo:border-left="none" fo:border-right="none" fo:border-top="none"/>
      <style:paragraph-properties fo:text-align="center" fo:margin-left="0cm"/>
      <style:text-properties fo:color="#1c1c1c" style:font-name="Arial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ce3" style:family="table-cell" style:parent-style-name="Default" style:data-style-name="N116">
      <style:text-properties style:font-name="Arial"/>
    </style:style>
    <style:style style:name="ce10" style:family="table-cell" style:parent-style-name="Default" style:data-style-name="N116"/>
    <style:style style:name="ce11" style:family="table-cell" style:parent-style-name="Default" style:data-style-name="N118">
      <style:table-cell-properties fo:border-bottom="0.74pt solid #000000" fo:background-color="#dddddd" style:text-align-source="fix" style:repeat-content="false" fo:border-left="none" fo:border-right="none" fo:border-top="none"/>
      <style:paragraph-properties fo:text-align="center" fo:margin-left="0cm"/>
      <style:text-properties fo:color="#1c1c1c" style:font-name="Arial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ce12" style:family="table-cell" style:parent-style-name="Default" style:data-style-name="N118">
      <style:text-properties style:font-name="Arial"/>
    </style:style>
    <style:style style:name="ce13" style:family="table-cell" style:parent-style-name="Default" style:data-style-name="N118"/>
    <style:style style:name="ce14" style:family="table-cell" style:parent-style-name="Default" style:data-style-name="N1">
      <style:table-cell-properties fo:border-bottom="0.74pt solid #000000" fo:background-color="#dddddd" style:text-align-source="fix" style:repeat-content="false" fo:border-left="none" fo:border-right="none" fo:border-top="none"/>
      <style:paragraph-properties fo:text-align="end" fo:margin-left="0cm"/>
      <style:text-properties fo:color="#1c1c1c" style:font-name="Arial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ce15" style:family="table-cell" style:parent-style-name="Default" style:data-style-name="N1">
      <style:table-cell-properties style:text-align-source="fix" style:repeat-content="false"/>
      <style:paragraph-properties fo:text-align="end" fo:margin-left="0cm"/>
      <style:text-properties style:font-name="Arial"/>
    </style:style>
    <style:style style:name="ce16" style:family="table-cell" style:parent-style-name="Default" style:data-style-name="N1">
      <style:table-cell-properties style:text-align-source="fix" style:repeat-content="false"/>
      <style:paragraph-properties fo:text-align="end" fo:margin-left="0cm"/>
    </style:style>
    <style:style style:name="ce8" style:family="table-cell" style:parent-style-name="Default" style:data-style-name="N100">
      <style:table-cell-properties fo:border-bottom="0.74pt solid #000000" fo:background-color="#dddddd" style:text-align-source="fix" style:repeat-content="false" fo:border-left="none" fo:border-right="none" fo:border-top="none"/>
      <style:paragraph-properties fo:text-align="center" fo:margin-left="0cm"/>
      <style:text-properties fo:color="#1c1c1c" style:font-name="Arial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ce18" style:family="table-cell" style:parent-style-name="Default" style:data-style-name="N100">
      <style:text-properties style:font-name="Arial"/>
    </style:style>
    <style:style style:name="ce19" style:family="table-cell" style:parent-style-name="Default" style:data-style-name="N100"/>
    <style:style style:name="ce20" style:family="table-cell" style:parent-style-name="Default" style:data-style-name="N100">
      <style:table-cell-properties fo:border-bottom="0.74pt solid #000000" fo:background-color="#dddddd" style:text-align-source="fix" style:repeat-content="false" fo:border-left="none" fo:border-right="none" fo:border-top="none"/>
      <style:paragraph-properties fo:text-align="end" fo:margin-left="0cm"/>
      <style:text-properties fo:color="#1c1c1c" style:font-name="Arial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ce21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style:font-name="Arial"/>
    </style:style>
    <style:style style:name="ce22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 table:null-year="1950"/>
      <table:table table:name="Radii From EA Sports WRC" table:style-name="ta1">
        <office:forms form:automatic-focus="false" form:apply-design-mode="false"/>
        <table:table-column table:style-name="co1" table:default-cell-style-name="ce6"/>
        <table:table-column table:style-name="co2" table:number-columns-repeated="2" table:default-cell-style-name="ce10"/>
        <table:table-column table:style-name="co2" table:default-cell-style-name="ce13"/>
        <table:table-column table:style-name="co2" table:default-cell-style-name="ce16"/>
        <table:table-column table:style-name="co2" table:default-cell-style-name="ce19"/>
        <table:table-column table:style-name="co2" table:default-cell-style-name="ce22"/>
        <table:table-column table:style-name="co2" table:number-columns-repeated="2" table:default-cell-style-name="ce10"/>
        <table:table-row table:style-name="ro1">
          <table:table-cell table:style-name="ce1" office:value-type="string" calcext:value-type="string">
            <text:p>Turnyness (^3)</text:p>
          </table:table-cell>
          <table:table-cell table:style-name="ce2" office:value-type="string" calcext:value-type="string">
            <text:p>radius</text:p>
          </table:table-cell>
          <table:table-cell table:style-name="ce2" office:value-type="string" calcext:value-type="string">
            <text:p>distance</text:p>
          </table:table-cell>
          <table:table-cell table:style-name="ce11" office:value-type="string" calcext:value-type="string">
            <text:p>angle</text:p>
          </table:table-cell>
          <table:table-cell table:style-name="ce14" office:value-type="string" calcext:value-type="string">
            <text:p>ref. Severity</text:p>
          </table:table-cell>
          <table:table-cell table:style-name="ce8" office:value-type="string" calcext:value-type="string">
            <text:p>ref. Length</text:p>
          </table:table-cell>
          <table:table-cell table:style-name="ce20" office:value-type="string" calcext:value-type="string">
            <text:p>source</text:p>
          </table:table-cell>
          <table:table-cell table:style-name="ce2" table:number-columns-repeated="2"/>
        </table:table-row>
        <table:table-row table:style-name="ro1">
          <table:table-cell table:style-name="ce5" office:value-type="float" office:value="0.5167" calcext:value-type="float">
            <text:p>0,51670</text:p>
          </table:table-cell>
          <table:table-cell table:style-name="ce3" office:value-type="float" office:value="125" calcext:value-type="float">
            <text:p>125,0m</text:p>
          </table:table-cell>
          <table:table-cell table:style-name="ce3" office:value-type="float" office:value="162" calcext:value-type="float">
            <text:p>162,0m</text:p>
          </table:table-cell>
          <table:table-cell table:style-name="ce12" office:value-type="float" office:value="73" calcext:value-type="float">
            <text:p>73°</text:p>
          </table:table-cell>
          <table:table-cell table:style-name="ce15" office:value-type="float" office:value="4" calcext:value-type="float">
            <text:p>4</text:p>
          </table:table-cell>
          <table:table-cell table:style-name="ce18" office:value-type="string" calcext:value-type="string">
            <text:p>long</text:p>
          </table:table-cell>
          <table:table-cell table:style-name="ce21" office:value-type="string" calcext:value-type="string">
            <text:p>#10</text:p>
          </table:table-cell>
          <table:table-cell table:style-name="ce3" table:number-columns-repeated="2"/>
        </table:table-row>
        <table:table-row table:style-name="ro1">
          <table:table-cell office:value-type="float" office:value="0.0647" calcext:value-type="float">
            <text:p>0,06470</text:p>
          </table:table-cell>
          <table:table-cell office:value-type="float" office:value="280" calcext:value-type="float">
            <text:p>280,0m</text:p>
          </table:table-cell>
          <table:table-cell office:value-type="float" office:value="87" calcext:value-type="float">
            <text:p>87,0m</text:p>
          </table:table-cell>
          <table:table-cell office:value-type="float" office:value="18" calcext:value-type="float">
            <text:p>18°</text:p>
          </table:table-cell>
          <table:table-cell office:value-type="string" calcext:value-type="string">
            <text:p>slight</text:p>
          </table:table-cell>
          <table:table-cell office:value-type="string" calcext:value-type="string">
            <text:p>default</text:p>
          </table:table-cell>
          <table:table-cell table:style-name="ce21" office:value-type="string" calcext:value-type="string">
            <text:p>#10</text:p>
          </table:table-cell>
          <table:table-cell table:number-columns-repeated="2"/>
        </table:table-row>
        <table:table-row table:style-name="ro1">
          <table:table-cell office:value-type="float" office:value="0.0493" calcext:value-type="float">
            <text:p>0,04930</text:p>
          </table:table-cell>
          <table:table-cell office:value-type="float" office:value="317" calcext:value-type="float">
            <text:p>317,0m</text:p>
          </table:table-cell>
          <table:table-cell office:value-type="float" office:value="59" calcext:value-type="float">
            <text:p>59,0m</text:p>
          </table:table-cell>
          <table:table-cell office:value-type="float" office:value="10" calcext:value-type="float">
            <text:p>10°</text:p>
          </table:table-cell>
          <table:table-cell office:value-type="string" calcext:value-type="string">
            <text:p>slight</text:p>
          </table:table-cell>
          <table:table-cell office:value-type="string" calcext:value-type="string">
            <text:p>default</text:p>
          </table:table-cell>
          <table:table-cell table:style-name="ce21" office:value-type="string" calcext:value-type="string">
            <text:p>#10</text:p>
          </table:table-cell>
          <table:table-cell table:number-columns-repeated="2"/>
        </table:table-row>
        <table:table-row table:style-name="ro1">
          <table:table-cell office:value-type="float" office:value="0.925403978573049" calcext:value-type="float">
            <text:p>0,92540</text:p>
          </table:table-cell>
          <table:table-cell office:value-type="float" office:value="43.3500403151589" calcext:value-type="float">
            <text:p>43,4m</text:p>
          </table:table-cell>
          <table:table-cell office:value-type="float" office:value="60.5067873544102" calcext:value-type="float">
            <text:p>60,5m</text:p>
          </table:table-cell>
          <table:table-cell office:value-type="float" office:value="72" calcext:value-type="float">
            <text:p>72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style-name="ce21" office:value-type="string" calcext:value-type="string">
            <text:p>#10</text:p>
          </table:table-cell>
          <table:table-cell table:number-columns-repeated="2"/>
        </table:table-row>
        <table:table-row table:style-name="ro1">
          <table:table-cell office:value-type="float" office:value="0.0042804083524327" calcext:value-type="float">
            <text:p>0,00428</text:p>
          </table:table-cell>
          <table:table-cell office:value-type="float" office:value="354.968895113374" calcext:value-type="float">
            <text:p>355,0m</text:p>
          </table:table-cell>
          <table:table-cell office:value-type="float" office:value="69.7912213575155" calcext:value-type="float">
            <text:p>69,8m</text:p>
          </table:table-cell>
          <table:table-cell office:value-type="float" office:value="11" calcext:value-type="float">
            <text:p>11°</text:p>
          </table:table-cell>
          <table:table-cell office:value-type="string" calcext:value-type="string">
            <text:p>slight</text:p>
          </table:table-cell>
          <table:table-cell office:value-type="string" calcext:value-type="string">
            <text:p>long</text:p>
          </table:table-cell>
          <table:table-cell table:style-name="ce21" office:value-type="string" calcext:value-type="string">
            <text:p>#10</text:p>
          </table:table-cell>
          <table:table-cell table:number-columns-repeated="2"/>
        </table:table-row>
        <table:table-row table:style-name="ro1">
          <table:table-cell office:value-type="float" office:value="0.305385287375783" calcext:value-type="float">
            <text:p>0,30539</text:p>
          </table:table-cell>
          <table:table-cell office:value-type="float" office:value="181.660275239223" calcext:value-type="float">
            <text:p>181,7m</text:p>
          </table:table-cell>
          <table:table-cell office:value-type="float" office:value="130.949540821549" calcext:value-type="float">
            <text:p>130,9m</text:p>
          </table:table-cell>
          <table:table-cell office:value-type="float" office:value="41" calcext:value-type="float">
            <text:p>41°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alf-long</text:p>
          </table:table-cell>
          <table:table-cell table:style-name="ce21" office:value-type="string" calcext:value-type="string">
            <text:p>#10</text:p>
          </table:table-cell>
          <table:table-cell table:number-columns-repeated="2"/>
        </table:table-row>
        <table:table-row table:style-name="ro1">
          <table:table-cell office:value-type="float" office:value="0.0075571441808823" calcext:value-type="float">
            <text:p>0,00756</text:p>
          </table:table-cell>
          <table:table-cell office:value-type="float" office:value="339.215123703289" calcext:value-type="float">
            <text:p>339,2m</text:p>
          </table:table-cell>
          <table:table-cell office:value-type="float" office:value="47.6496606964739" calcext:value-type="float">
            <text:p>47,6m</text:p>
          </table:table-cell>
          <table:table-cell office:value-type="float" office:value="8" calcext:value-type="float">
            <text:p>8°</text:p>
          </table:table-cell>
          <table:table-cell office:value-type="string" calcext:value-type="string">
            <text:p>slight</text:p>
          </table:table-cell>
          <table:table-cell office:value-type="string" calcext:value-type="string">
            <text:p>default</text:p>
          </table:table-cell>
          <table:table-cell table:style-name="ce21" office:value-type="string" calcext:value-type="string">
            <text:p>#10</text:p>
          </table:table-cell>
          <table:table-cell table:number-columns-repeated="2"/>
        </table:table-row>
        <table:table-row table:style-name="ro1">
          <table:table-cell office:value-type="float" office:value="0.109941101225585" calcext:value-type="float">
            <text:p>0,10994</text:p>
          </table:table-cell>
          <table:table-cell office:value-type="float" office:value="265.878584016615" calcext:value-type="float">
            <text:p>265,9m</text:p>
          </table:table-cell>
          <table:table-cell office:value-type="float" office:value="61.8833176725412" calcext:value-type="float">
            <text:p>61,9m</text:p>
          </table:table-cell>
          <table:table-cell office:value-type="float" office:value="15" calcext:value-type="float">
            <text:p>15°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fault</text:p>
          </table:table-cell>
          <table:table-cell table:style-name="ce21" office:value-type="string" calcext:value-type="string">
            <text:p>#10</text:p>
          </table:table-cell>
          <table:table-cell table:number-columns-repeated="2"/>
        </table:table-row>
        <table:table-row table:style-name="ro1">
          <table:table-cell office:value-type="float" office:value="0.94726485423251" calcext:value-type="float">
            <text:p>0,94726</text:p>
          </table:table-cell>
          <table:table-cell office:value-type="float" office:value="5.59909976930847" calcext:value-type="float">
            <text:p>5,6m</text:p>
          </table:table-cell>
          <table:table-cell office:value-type="float" office:value="37.3688819904989" calcext:value-type="float">
            <text:p>37,4m</text:p>
          </table:table-cell>
          <table:table-cell office:value-type="float" office:value="109" calcext:value-type="float">
            <text:p>109°</text:p>
          </table:table-cell>
          <table:table-cell office:value-type="string" calcext:value-type="string">
            <text:p>sqaure</text:p>
          </table:table-cell>
          <table:table-cell office:value-type="string" calcext:value-type="string">
            <text:p>default</text:p>
          </table:table-cell>
          <table:table-cell table:style-name="ce21" office:value-type="string" calcext:value-type="string">
            <text:p>#10</text:p>
          </table:table-cell>
          <table:table-cell table:number-columns-repeated="2"/>
        </table:table-row>
        <table:table-row table:style-name="ro1">
          <table:table-cell office:value-type="float" office:value="0.891779006690658" calcext:value-type="float">
            <text:p>0,89178</text:p>
          </table:table-cell>
          <table:table-cell office:value-type="float" office:value="21.7984723040562" calcext:value-type="float">
            <text:p>21,8m</text:p>
          </table:table-cell>
          <table:table-cell office:value-type="float" office:value="45.5091523192314" calcext:value-type="float">
            <text:p>45,5m</text:p>
          </table:table-cell>
          <table:table-cell office:value-type="float" office:value="76" calcext:value-type="float">
            <text:p>76°</text:p>
          </table:table-cell>
          <table:table-cell office:value-type="string" calcext:value-type="string">
            <text:p>square</text:p>
          </table:table-cell>
          <table:table-cell office:value-type="string" calcext:value-type="string">
            <text:p>default</text:p>
          </table:table-cell>
          <table:table-cell table:style-name="ce21" office:value-type="string" calcext:value-type="string">
            <text:p>#10</text:p>
          </table:table-cell>
          <table:table-cell table:number-columns-repeated="2"/>
        </table:table-row>
        <table:table-row table:style-name="ro1">
          <table:table-cell office:value-type="float" office:value="0.0000938297962457571" calcext:value-type="float">
            <text:p>0,00009</text:p>
          </table:table-cell>
          <table:table-cell office:value-type="float" office:value="367.178593326489" calcext:value-type="float">
            <text:p>367,2m</text:p>
          </table:table-cell>
          <table:table-cell office:value-type="float" office:value="39.1933947231952" calcext:value-type="float">
            <text:p>39,2m</text:p>
          </table:table-cell>
          <table:table-cell office:value-type="float" office:value="6" calcext:value-type="float">
            <text:p>6°</text:p>
          </table:table-cell>
          <table:table-cell office:value-type="string" calcext:value-type="string">
            <text:p>slight</text:p>
          </table:table-cell>
          <table:table-cell office:value-type="string" calcext:value-type="string">
            <text:p>default</text:p>
          </table:table-cell>
          <table:table-cell table:style-name="ce21" office:value-type="string" calcext:value-type="string">
            <text:p>#10</text:p>
          </table:table-cell>
          <table:table-cell table:number-columns-repeated="2"/>
        </table:table-row>
        <table:table-row table:style-name="ro1">
          <table:table-cell office:value-type="float" office:value="0.0703538744792398" calcext:value-type="float">
            <text:p>0,07035</text:p>
          </table:table-cell>
          <table:table-cell office:value-type="float" office:value="207.325897104785" calcext:value-type="float">
            <text:p>207,3m</text:p>
          </table:table-cell>
          <table:table-cell office:value-type="float" office:value="30.4793141308827" calcext:value-type="float">
            <text:p>30,5m</text:p>
          </table:table-cell>
          <table:table-cell office:value-type="float" office:value="10" calcext:value-type="float">
            <text:p>10°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fault</text:p>
          </table:table-cell>
          <table:table-cell table:style-name="ce21" office:value-type="string" calcext:value-type="string">
            <text:p>#10</text:p>
          </table:table-cell>
          <table:table-cell table:number-columns-repeated="2"/>
        </table:table-row>
        <table:table-row table:style-name="ro1">
          <table:table-cell office:value-type="float" office:value="0.278726658499391" calcext:value-type="float">
            <text:p>0,27873</text:p>
          </table:table-cell>
          <table:table-cell office:value-type="float" office:value="165.161267947083" calcext:value-type="float">
            <text:p>165,2m</text:p>
          </table:table-cell>
          <table:table-cell office:value-type="float" office:value="61.5304806611314" calcext:value-type="float">
            <text:p>61,5m</text:p>
          </table:table-cell>
          <table:table-cell office:value-type="float" office:value="21" calcext:value-type="float">
            <text:p>21°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fault</text:p>
          </table:table-cell>
          <table:table-cell table:style-name="ce21" office:value-type="string" calcext:value-type="string">
            <text:p>#10</text:p>
          </table:table-cell>
          <table:table-cell table:number-columns-repeated="2"/>
        </table:table-row>
        <table:table-row table:style-name="ro1">
          <table:table-cell office:value-type="float" office:value="0.329935907564308" calcext:value-type="float">
            <text:p>0,32994</text:p>
          </table:table-cell>
          <table:table-cell office:value-type="float" office:value="135.545147933373" calcext:value-type="float">
            <text:p>135,5m</text:p>
          </table:table-cell>
          <table:table-cell office:value-type="float" office:value="54.6107178704922" calcext:value-type="float">
            <text:p>54,6m</text:p>
          </table:table-cell>
          <table:table-cell office:value-type="float" office:value="22" calcext:value-type="float">
            <text:p>22°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fault</text:p>
          </table:table-cell>
          <table:table-cell table:style-name="ce21" office:value-type="string" calcext:value-type="string">
            <text:p>#10</text:p>
          </table:table-cell>
          <table:table-cell table:number-columns-repeated="2"/>
        </table:table-row>
        <table:table-row table:style-name="ro1">
          <table:table-cell office:value-type="float" office:value="0.677492881568409" calcext:value-type="float">
            <text:p>0,67749</text:p>
          </table:table-cell>
          <table:table-cell office:value-type="float" office:value="87.791945476411" calcext:value-type="float">
            <text:p>87,8m</text:p>
          </table:table-cell>
          <table:table-cell office:value-type="float" office:value="83.1721114580377" calcext:value-type="float">
            <text:p>83,2m</text:p>
          </table:table-cell>
          <table:table-cell office:value-type="float" office:value="51" calcext:value-type="float">
            <text:p>51°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ault</text:p>
          </table:table-cell>
          <table:table-cell table:style-name="ce21" office:value-type="string" calcext:value-type="string">
            <text:p>#10</text:p>
          </table:table-cell>
          <table:table-cell table:number-columns-repeated="2"/>
        </table:table-row>
        <table:table-row table:style-name="ro1">
          <table:table-cell office:value-type="float" office:value="0.240832666728846" calcext:value-type="float">
            <text:p>0,24083</text:p>
          </table:table-cell>
          <table:table-cell office:value-type="float" office:value="171.864634390547" calcext:value-type="float">
            <text:p>171,9m</text:p>
          </table:table-cell>
          <table:table-cell office:value-type="float" office:value="67.6184659646676" calcext:value-type="float">
            <text:p>67,6m</text:p>
          </table:table-cell>
          <table:table-cell office:value-type="float" office:value="22" calcext:value-type="float">
            <text:p>22°</text:p>
          </table:table-cell>
          <table:table-cell office:value-type="string" calcext:value-type="string">
            <text:p>6 t 5</text:p>
          </table:table-cell>
          <table:table-cell office:value-type="string" calcext:value-type="string">
            <text:p>default</text:p>
          </table:table-cell>
          <table:table-cell table:style-name="ce21" office:value-type="string" calcext:value-type="string">
            <text:p>#10</text:p>
          </table:table-cell>
          <table:table-cell table:number-columns-repeated="2"/>
        </table:table-row>
        <table:table-row table:style-name="ro1">
          <table:table-cell office:value-type="float" office:value="0.466858748279619" calcext:value-type="float">
            <text:p>0,46686</text:p>
          </table:table-cell>
          <table:table-cell office:value-type="float" office:value="120.327525902431" calcext:value-type="float">
            <text:p>120,3m</text:p>
          </table:table-cell>
          <table:table-cell office:value-type="float" office:value="73.024889970503" calcext:value-type="float">
            <text:p>73,0m</text:p>
          </table:table-cell>
          <table:table-cell office:value-type="float" office:value="35" calcext:value-type="float">
            <text:p>35°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ault</text:p>
          </table:table-cell>
          <table:table-cell table:style-name="ce21" office:value-type="string" calcext:value-type="string">
            <text:p>#10</text:p>
          </table:table-cell>
          <table:table-cell table:number-columns-repeated="2"/>
        </table:table-row>
        <table:table-row table:style-name="ro1">
          <table:table-cell office:value-type="float" office:value="0.07937535760339" calcext:value-type="float">
            <text:p>0,07938</text:p>
          </table:table-cell>
          <table:table-cell office:value-type="float" office:value="265.881624326425" calcext:value-type="float">
            <text:p>265,9m</text:p>
          </table:table-cell>
          <table:table-cell office:value-type="float" office:value="73.8762478008903" calcext:value-type="float">
            <text:p>73,9m</text:p>
          </table:table-cell>
          <table:table-cell office:value-type="float" office:value="16" calcext:value-type="float">
            <text:p>16°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fault</text:p>
          </table:table-cell>
          <table:table-cell table:style-name="ce21" office:value-type="string" calcext:value-type="string">
            <text:p>#10</text:p>
          </table:table-cell>
          <table:table-cell table:number-columns-repeated="2"/>
        </table:table-row>
        <table:table-row table:style-name="ro1">
          <table:table-cell office:value-type="float" office:value="0.117837448290752" calcext:value-type="float">
            <text:p>0,11784</text:p>
          </table:table-cell>
          <table:table-cell office:value-type="float" office:value="249.229596099268" calcext:value-type="float">
            <text:p>249,2m</text:p>
          </table:table-cell>
          <table:table-cell office:value-type="float" office:value="118.412554624118" calcext:value-type="float">
            <text:p>118,4m</text:p>
          </table:table-cell>
          <table:table-cell office:value-type="float" office:value="26" calcext:value-type="float">
            <text:p>26°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fault</text:p>
          </table:table-cell>
          <table:table-cell table:style-name="ce21" office:value-type="string" calcext:value-type="string">
            <text:p>#10</text:p>
          </table:table-cell>
          <table:table-cell table:number-columns-repeated="2"/>
        </table:table-row>
        <table:table-row table:style-name="ro1">
          <table:table-cell office:value-type="float" office:value="0.320639761431132" calcext:value-type="float">
            <text:p>0,32064</text:p>
          </table:table-cell>
          <table:table-cell office:value-type="float" office:value="135.774769505407" calcext:value-type="float">
            <text:p>135,8m</text:p>
          </table:table-cell>
          <table:table-cell office:value-type="float" office:value="55.1699737259627" calcext:value-type="float">
            <text:p>55,2m</text:p>
          </table:table-cell>
          <table:table-cell office:value-type="float" office:value="22" calcext:value-type="float">
            <text:p>22°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fault</text:p>
          </table:table-cell>
          <table:table-cell table:style-name="ce21" office:value-type="string" calcext:value-type="string">
            <text:p>#10</text:p>
          </table:table-cell>
          <table:table-cell table:number-columns-repeated="2"/>
        </table:table-row>
        <table:table-row table:style-name="ro1">
          <table:table-cell office:value-type="float" office:value="0.117837448290752" calcext:value-type="float">
            <text:p>0,11784</text:p>
          </table:table-cell>
          <table:table-cell office:value-type="float" office:value="219" calcext:value-type="float">
            <text:p>219,0m</text:p>
          </table:table-cell>
          <table:table-cell office:value-type="float" office:value="49" calcext:value-type="float">
            <text:p>49,0m</text:p>
          </table:table-cell>
          <table:table-cell office:value-type="float" office:value="14" calcext:value-type="float">
            <text:p>14°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fault</text:p>
          </table:table-cell>
          <table:table-cell table:style-name="ce21" office:value-type="string" calcext:value-type="string">
            <text:p>#10</text:p>
          </table:table-cell>
          <table:table-cell table:number-columns-repeated="2"/>
        </table:table-row>
        <table:table-row table:style-name="ro1">
          <table:table-cell office:value-type="float" office:value="0.0000671119267680651" calcext:value-type="float">
            <text:p>0,00007</text:p>
          </table:table-cell>
          <table:table-cell office:value-type="float" office:value="407.186333328959" calcext:value-type="float">
            <text:p>407,2m</text:p>
          </table:table-cell>
          <table:table-cell office:value-type="float" office:value="38.8737061008495" calcext:value-type="float">
            <text:p>38,9m</text:p>
          </table:table-cell>
          <table:table-cell office:value-type="float" office:value="7.44649082649915" calcext:value-type="float">
            <text:p>7°</text:p>
          </table:table-cell>
          <table:table-cell office:value-type="string" calcext:value-type="string">
            <text:p>slight</text:p>
          </table:table-cell>
          <table:table-cell office:value-type="string" calcext:value-type="string">
            <text:p>default</text:p>
          </table:table-cell>
          <table:table-cell table:style-name="ce21" office:value-type="string" calcext:value-type="string">
            <text:p>#10</text:p>
          </table:table-cell>
          <table:table-cell table:number-columns-repeated="2"/>
        </table:table-row>
        <table:table-row table:style-name="ro1">
          <table:table-cell office:value-type="float" office:value="0.320639761431132" calcext:value-type="float">
            <text:p>0,32064</text:p>
          </table:table-cell>
          <table:table-cell office:value-type="float" office:value="135.774769505407" calcext:value-type="float">
            <text:p>135,8m</text:p>
          </table:table-cell>
          <table:table-cell office:value-type="float" office:value="55.1699737259627" calcext:value-type="float">
            <text:p>55,2m</text:p>
          </table:table-cell>
          <table:table-cell office:value-type="float" office:value="21.7052347237782" calcext:value-type="float">
            <text:p>22°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fault</text:p>
          </table:table-cell>
          <table:table-cell table:style-name="ce21" office:value-type="string" calcext:value-type="string">
            <text:p>#10</text:p>
          </table:table-cell>
          <table:table-cell table:number-columns-repeated="2"/>
        </table:table-row>
        <table:table-row table:style-name="ro1">
          <table:table-cell office:value-type="float" office:value="0.113195307708248" calcext:value-type="float">
            <text:p>0,11320</text:p>
          </table:table-cell>
          <table:table-cell office:value-type="float" office:value="218.968709148355" calcext:value-type="float">
            <text:p>219,0m</text:p>
          </table:table-cell>
          <table:table-cell office:value-type="float" office:value="49.2487507811981" calcext:value-type="float">
            <text:p>49,2m</text:p>
          </table:table-cell>
          <table:table-cell office:value-type="float" office:value="13.6351663784519" calcext:value-type="float">
            <text:p>14°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fault</text:p>
          </table:table-cell>
          <table:table-cell table:style-name="ce21" office:value-type="string" calcext:value-type="string">
            <text:p>#10</text:p>
          </table:table-cell>
          <table:table-cell table:number-columns-repeated="2"/>
        </table:table-row>
        <table:table-row table:style-name="ro1">
          <table:table-cell office:value-type="float" office:value="0.151813110395019" calcext:value-type="float">
            <text:p>0,15181</text:p>
          </table:table-cell>
          <table:table-cell office:value-type="float" office:value="194.521762434787" calcext:value-type="float">
            <text:p>194,5m</text:p>
          </table:table-cell>
          <table:table-cell office:value-type="float" office:value="50.0097585413153" calcext:value-type="float">
            <text:p>50,0m</text:p>
          </table:table-cell>
          <table:table-cell office:value-type="float" office:value="14.9205773452587" calcext:value-type="float">
            <text:p>15°</text:p>
          </table:table-cell>
          <table:table-cell office:value-type="string" calcext:value-type="string">
            <text:p>6 o s</text:p>
          </table:table-cell>
          <table:table-cell office:value-type="string" calcext:value-type="string">
            <text:p>default</text:p>
          </table:table-cell>
          <table:table-cell table:style-name="ce21" office:value-type="string" calcext:value-type="string">
            <text:p>#10</text:p>
          </table:table-cell>
          <table:table-cell table:number-columns-repeated="2"/>
        </table:table-row>
        <table:table-row table:style-name="ro1">
          <table:table-cell office:value-type="float" office:value="0.519368135255928" calcext:value-type="float">
            <text:p>0,51937</text:p>
          </table:table-cell>
          <table:table-cell office:value-type="float" office:value="115.516523785074" calcext:value-type="float">
            <text:p>115,5m</text:p>
          </table:table-cell>
          <table:table-cell office:value-type="float" office:value="57.2704123697373" calcext:value-type="float">
            <text:p>57,3m</text:p>
          </table:table-cell>
          <table:table-cell office:value-type="float" office:value="25.9534871668815" calcext:value-type="float">
            <text:p>26°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hort</text:p>
          </table:table-cell>
          <table:table-cell table:style-name="ce21" office:value-type="string" calcext:value-type="string">
            <text:p>#10</text:p>
          </table:table-cell>
          <table:table-cell table:number-columns-repeated="2"/>
        </table:table-row>
        <table:table-row table:style-name="ro1">
          <table:table-cell office:value-type="float" office:value="0.00544940527533744" calcext:value-type="float">
            <text:p>0,00545</text:p>
          </table:table-cell>
          <table:table-cell office:value-type="float" office:value="312.515946204768" calcext:value-type="float">
            <text:p>312,5m</text:p>
          </table:table-cell>
          <table:table-cell office:value-type="float" office:value="36.369647943934" calcext:value-type="float">
            <text:p>36,4m</text:p>
          </table:table-cell>
          <table:table-cell office:value-type="float" office:value="7.56589882075172" calcext:value-type="float">
            <text:p>8°</text:p>
          </table:table-cell>
          <table:table-cell office:value-type="string" calcext:value-type="string">
            <text:p>slight</text:p>
          </table:table-cell>
          <table:table-cell office:value-type="string" calcext:value-type="string">
            <text:p>default</text:p>
          </table:table-cell>
          <table:table-cell table:style-name="ce21" office:value-type="string" calcext:value-type="string">
            <text:p>#10</text:p>
          </table:table-cell>
          <table:table-cell table:number-columns-repeated="2"/>
        </table:table-row>
        <table:table-row table:style-name="ro1">
          <table:table-cell office:value-type="float" office:value="0.173447743012778" calcext:value-type="float">
            <text:p>0,17345</text:p>
          </table:table-cell>
          <table:table-cell office:value-type="float" office:value="238.772532723462" calcext:value-type="float">
            <text:p>238,8m</text:p>
          </table:table-cell>
          <table:table-cell office:value-type="float" office:value="95.4774737674499" calcext:value-type="float">
            <text:p>95,5m</text:p>
          </table:table-cell>
          <table:table-cell office:value-type="float" office:value="23.1693195592232" calcext:value-type="float">
            <text:p>23°</text:p>
          </table:table-cell>
          <table:table-cell office:value-type="string" calcext:value-type="string">
            <text:p>6 o s</text:p>
          </table:table-cell>
          <table:table-cell office:value-type="string" calcext:value-type="string">
            <text:p>default</text:p>
          </table:table-cell>
          <table:table-cell table:style-name="ce21" office:value-type="string" calcext:value-type="string">
            <text:p>#10</text:p>
          </table:table-cell>
          <table:table-cell table:number-columns-repeated="2"/>
        </table:table-row>
        <table:table-row table:style-name="ro1">
          <table:table-cell office:value-type="float" office:value="0.454964480664538" calcext:value-type="float">
            <text:p>0,45496</text:p>
          </table:table-cell>
          <table:table-cell office:value-type="float" office:value="130.40907779389" calcext:value-type="float">
            <text:p>130,4m</text:p>
          </table:table-cell>
          <table:table-cell office:value-type="float" office:value="103.715726668793" calcext:value-type="float">
            <text:p>103,7m</text:p>
          </table:table-cell>
          <table:table-cell office:value-type="float" office:value="43.7318471207336" calcext:value-type="float">
            <text:p>44°</text:p>
          </table:table-cell>
          <table:table-cell office:value-type="string" calcext:value-type="string">
            <text:p>5 t</text:p>
          </table:table-cell>
          <table:table-cell office:value-type="string" calcext:value-type="string">
            <text:p>default</text:p>
          </table:table-cell>
          <table:table-cell table:style-name="ce21" office:value-type="string" calcext:value-type="string">
            <text:p>#10</text:p>
          </table:table-cell>
          <table:table-cell table:number-columns-repeated="2"/>
        </table:table-row>
        <table:table-row table:style-name="ro1">
          <table:table-cell office:value-type="float" office:value="0.171970894148064" calcext:value-type="float">
            <text:p>0,17197</text:p>
          </table:table-cell>
          <table:table-cell office:value-type="float" office:value="226.873099703443" calcext:value-type="float">
            <text:p>226,9m</text:p>
          </table:table-cell>
          <table:table-cell office:value-type="float" office:value="76.1298868066767" calcext:value-type="float">
            <text:p>76,1m</text:p>
          </table:table-cell>
          <table:table-cell office:value-type="float" office:value="19.5309169390833" calcext:value-type="float">
            <text:p>20°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fault</text:p>
          </table:table-cell>
          <table:table-cell table:style-name="ce21" office:value-type="string" calcext:value-type="string">
            <text:p>#10</text:p>
          </table:table-cell>
          <table:table-cell table:number-columns-repeated="2"/>
        </table:table-row>
        <table:table-row table:style-name="ro1">
          <table:table-cell office:value-type="float" office:value="0.317958614569512" calcext:value-type="float">
            <text:p>0,31796</text:p>
          </table:table-cell>
          <table:table-cell office:value-type="float" office:value="163.671492753621" calcext:value-type="float">
            <text:p>163,7m</text:p>
          </table:table-cell>
          <table:table-cell office:value-type="float" office:value="151.239790483162" calcext:value-type="float">
            <text:p>151,2m</text:p>
          </table:table-cell>
          <table:table-cell office:value-type="float" office:value="50.543879324347" calcext:value-type="float">
            <text:p>51°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ng</text:p>
          </table:table-cell>
          <table:table-cell table:style-name="ce21" office:value-type="string" calcext:value-type="string">
            <text:p>#10</text:p>
          </table:table-cell>
          <table:table-cell table:number-columns-repeated="2"/>
        </table:table-row>
        <table:table-row table:style-name="ro1">
          <table:table-cell office:value-type="float" office:value="0.824629354343712" calcext:value-type="float">
            <text:p>0,82463</text:p>
          </table:table-cell>
          <table:table-cell office:value-type="float" office:value="34.8360596201002" calcext:value-type="float">
            <text:p>34,8m</text:p>
          </table:table-cell>
          <table:table-cell office:value-type="float" office:value="57.1542355046591" calcext:value-type="float">
            <text:p>57,2m</text:p>
          </table:table-cell>
          <table:table-cell office:value-type="float" office:value="81.8617165564411" calcext:value-type="float">
            <text:p>82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style-name="ce21" office:value-type="string" calcext:value-type="string">
            <text:p>#10</text:p>
          </table:table-cell>
          <table:table-cell table:number-columns-repeated="2"/>
        </table:table-row>
        <table:table-row table:style-name="ro1">
          <table:table-cell office:value-type="float" office:value="0.252869543555463" calcext:value-type="float">
            <text:p>0,25287</text:p>
          </table:table-cell>
          <table:table-cell office:value-type="float" office:value="148.130837218765" calcext:value-type="float">
            <text:p>148,1m</text:p>
          </table:table-cell>
          <table:table-cell office:value-type="float" office:value="38.9318650004816" calcext:value-type="float">
            <text:p>38,9m</text:p>
          </table:table-cell>
          <table:table-cell office:value-type="float" office:value="15.4302490728833" calcext:value-type="float">
            <text:p>15°</text:p>
          </table:table-cell>
          <table:table-cell office:value-type="string" calcext:value-type="string">
            <text:p>slight</text:p>
          </table:table-cell>
          <table:table-cell office:value-type="string" calcext:value-type="string">
            <text:p>default</text:p>
          </table:table-cell>
          <table:table-cell table:style-name="ce21" office:value-type="string" calcext:value-type="string">
            <text:p>#10</text:p>
          </table:table-cell>
          <table:table-cell table:number-columns-repeated="2"/>
        </table:table-row>
        <table:table-row table:style-name="ro1">
          <table:table-cell office:value-type="float" office:value="0.66199940994956" calcext:value-type="float">
            <text:p>0,66200</text:p>
          </table:table-cell>
          <table:table-cell office:value-type="float" office:value="80.3786199891936" calcext:value-type="float">
            <text:p>80,4m</text:p>
          </table:table-cell>
          <table:table-cell office:value-type="float" office:value="76.888384400436" calcext:value-type="float">
            <text:p>76,9m</text:p>
          </table:table-cell>
          <table:table-cell office:value-type="float" office:value="53.5349813120011" calcext:value-type="float">
            <text:p>54°</text:p>
          </table:table-cell>
          <table:table-cell office:value-type="string" calcext:value-type="string">
            <text:p>3 o</text:p>
          </table:table-cell>
          <table:table-cell office:value-type="string" calcext:value-type="string">
            <text:p>default</text:p>
          </table:table-cell>
          <table:table-cell table:style-name="ce21" office:value-type="string" calcext:value-type="string">
            <text:p>#10</text:p>
          </table:table-cell>
          <table:table-cell table:number-columns-repeated="2"/>
        </table:table-row>
        <table:table-row table:style-name="ro1">
          <table:table-cell office:value-type="float" office:value="0.523434428804773" calcext:value-type="float">
            <text:p>0,52343</text:p>
          </table:table-cell>
          <table:table-cell office:value-type="float" office:value="111.625666285746" calcext:value-type="float">
            <text:p>111,6m</text:p>
          </table:table-cell>
          <table:table-cell office:value-type="float" office:value="59.6987766669289" calcext:value-type="float">
            <text:p>59,7m</text:p>
          </table:table-cell>
          <table:table-cell office:value-type="float" office:value="29.0988195118385" calcext:value-type="float">
            <text:p>29°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hort</text:p>
          </table:table-cell>
          <table:table-cell table:style-name="ce21" office:value-type="string" calcext:value-type="string">
            <text:p>#10</text:p>
          </table:table-cell>
          <table:table-cell table:number-columns-repeated="2"/>
        </table:table-row>
        <table:table-row table:style-name="ro1">
          <table:table-cell office:value-type="float" office:value="0.228789398780784" calcext:value-type="float">
            <text:p>0,22879</text:p>
          </table:table-cell>
          <table:table-cell office:value-type="float" office:value="192.405596400129" calcext:value-type="float">
            <text:p>192,4m</text:p>
          </table:table-cell>
          <table:table-cell office:value-type="float" office:value="77.0968964076898" calcext:value-type="float">
            <text:p>77,1m</text:p>
          </table:table-cell>
          <table:table-cell office:value-type="float" office:value="22.7083197459966" calcext:value-type="float">
            <text:p>23°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ort</text:p>
          </table:table-cell>
          <table:table-cell table:style-name="ce21" office:value-type="string" calcext:value-type="string">
            <text:p>#10</text:p>
          </table:table-cell>
          <table:table-cell table:number-columns-repeated="2"/>
        </table:table-row>
        <table:table-row table:style-name="ro1">
          <table:table-cell office:value-type="float" office:value="0.862762490405266" calcext:value-type="float">
            <text:p>0,86276</text:p>
          </table:table-cell>
          <table:table-cell office:value-type="float" office:value="34.69016633658" calcext:value-type="float">
            <text:p>34,7m</text:p>
          </table:table-cell>
          <table:table-cell office:value-type="float" office:value="42.7726046219055" calcext:value-type="float">
            <text:p>42,8m</text:p>
          </table:table-cell>
          <table:table-cell office:value-type="float" office:value="64.1285994330774" calcext:value-type="float">
            <text:p>64°</text:p>
          </table:table-cell>
          <table:table-cell office:value-type="string" calcext:value-type="string">
            <text:p>square</text:p>
          </table:table-cell>
          <table:table-cell office:value-type="string" calcext:value-type="string">
            <text:p>short</text:p>
          </table:table-cell>
          <table:table-cell table:style-name="ce21" office:value-type="string" calcext:value-type="string">
            <text:p>#10</text:p>
          </table:table-cell>
          <table:table-cell table:number-columns-repeated="2"/>
        </table:table-row>
        <table:table-row table:style-name="ro1">
          <table:table-cell office:value-type="float" office:value="0.318178218239413" calcext:value-type="float">
            <text:p>0,31818</text:p>
          </table:table-cell>
          <table:table-cell office:value-type="float" office:value="162.368932115235" calcext:value-type="float">
            <text:p>162,4m</text:p>
          </table:table-cell>
          <table:table-cell office:value-type="float" office:value="91.4462279189723" calcext:value-type="float">
            <text:p>91,4m</text:p>
          </table:table-cell>
          <table:table-cell office:value-type="float" office:value="33.5911060516983" calcext:value-type="float">
            <text:p>34°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alf-long</text:p>
          </table:table-cell>
          <table:table-cell table:style-name="ce21" office:value-type="string" calcext:value-type="string">
            <text:p>#10</text:p>
          </table:table-cell>
          <table:table-cell table:number-columns-repeated="2"/>
        </table:table-row>
        <table:table-row table:style-name="ro1">
          <table:table-cell office:value-type="float" office:value="0.191816687569194" calcext:value-type="float">
            <text:p>0,19182</text:p>
          </table:table-cell>
          <table:table-cell office:value-type="float" office:value="215.799990548922" calcext:value-type="float">
            <text:p>215,8m</text:p>
          </table:table-cell>
          <table:table-cell office:value-type="float" office:value="73.3650190748015" calcext:value-type="float">
            <text:p>73,4m</text:p>
          </table:table-cell>
          <table:table-cell office:value-type="float" office:value="20.8027168862097" calcext:value-type="float">
            <text:p>21°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fault</text:p>
          </table:table-cell>
          <table:table-cell table:style-name="ce21" office:value-type="string" calcext:value-type="string">
            <text:p>#10</text:p>
          </table:table-cell>
          <table:table-cell table:number-columns-repeated="2"/>
        </table:table-row>
        <table:table-row table:style-name="ro1">
          <table:table-cell office:value-type="float" office:value="0.414200885837221" calcext:value-type="float">
            <text:p>0,41420</text:p>
          </table:table-cell>
          <table:table-cell office:value-type="float" office:value="135.400289934721" calcext:value-type="float">
            <text:p>135,4m</text:p>
          </table:table-cell>
          <table:table-cell office:value-type="float" office:value="34.6268355754771" calcext:value-type="float">
            <text:p>34,6m</text:p>
          </table:table-cell>
          <table:table-cell office:value-type="float" office:value="15.459880747546" calcext:value-type="float">
            <text:p>15°</text:p>
          </table:table-cell>
          <table:table-cell office:value-type="string" calcext:value-type="string">
            <text:p>slight</text:p>
          </table:table-cell>
          <table:table-cell/>
          <table:table-cell office:value-type="string" calcext:value-type="string">
            <text:p>#22</text:p>
          </table:table-cell>
          <table:table-cell table:number-columns-repeated="2"/>
        </table:table-row>
        <table:table-row table:style-name="ro1">
          <table:table-cell office:value-type="float" office:value="0.904887590672269" calcext:value-type="float">
            <text:p>0,90489</text:p>
          </table:table-cell>
          <table:table-cell office:value-type="float" office:value="25.4756596068406" calcext:value-type="float">
            <text:p>25,5m</text:p>
          </table:table-cell>
          <table:table-cell office:value-type="float" office:value="38.6468199383131" calcext:value-type="float">
            <text:p>38,6m</text:p>
          </table:table-cell>
          <table:table-cell office:value-type="float" office:value="76.6158625693647" calcext:value-type="float">
            <text:p>77°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#22</text:p>
          </table:table-cell>
          <table:table-cell table:number-columns-repeated="2"/>
        </table:table-row>
        <table:table-row table:style-name="ro1">
          <table:table-cell office:value-type="float" office:value="0.668876457729832" calcext:value-type="float">
            <text:p>0,66888</text:p>
          </table:table-cell>
          <table:table-cell office:value-type="float" office:value="68.4736151897061" calcext:value-type="float">
            <text:p>68,5m</text:p>
          </table:table-cell>
          <table:table-cell office:value-type="float" office:value="33.7803222235805" calcext:value-type="float">
            <text:p>33,8m</text:p>
          </table:table-cell>
          <table:table-cell office:value-type="float" office:value="28.3895061917222" calcext:value-type="float">
            <text:p>28°</text:p>
          </table:table-cell>
          <table:table-cell office:value-type="string" calcext:value-type="string">
            <text:p>slight</text:p>
          </table:table-cell>
          <table:table-cell/>
          <table:table-cell office:value-type="string" calcext:value-type="string">
            <text:p>#22</text:p>
          </table:table-cell>
          <table:table-cell table:number-columns-repeated="2"/>
        </table:table-row>
        <table:table-row table:style-name="ro1">
          <table:table-cell office:value-type="float" office:value="0.52154768742608" calcext:value-type="float">
            <text:p>0,52155</text:p>
          </table:table-cell>
          <table:table-cell office:value-type="float" office:value="104.514516541707" calcext:value-type="float">
            <text:p>104,5m</text:p>
          </table:table-cell>
          <table:table-cell office:value-type="float" office:value="47.7715058938096" calcext:value-type="float">
            <text:p>47,8m</text:p>
          </table:table-cell>
          <table:table-cell office:value-type="float" office:value="26.6730517683559" calcext:value-type="float">
            <text:p>27°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#22</text:p>
          </table:table-cell>
          <table:table-cell table:number-columns-repeated="2"/>
        </table:table-row>
        <table:table-row table:style-name="ro1">
          <table:table-cell office:value-type="float" office:value="0.74657347659683" calcext:value-type="float">
            <text:p>0,74657</text:p>
          </table:table-cell>
          <table:table-cell office:value-type="float" office:value="57.0290484192643" calcext:value-type="float">
            <text:p>57,0m</text:p>
          </table:table-cell>
          <table:table-cell office:value-type="float" office:value="57.7289063251345" calcext:value-type="float">
            <text:p>57,7m</text:p>
          </table:table-cell>
          <table:table-cell office:value-type="float" office:value="58.1901306600958" calcext:value-type="float">
            <text:p>58°</text:p>
          </table:table-cell>
          <table:table-cell office:value-type="string" calcext:value-type="string">
            <text:p>4 t</text:p>
          </table:table-cell>
          <table:table-cell/>
          <table:table-cell office:value-type="string" calcext:value-type="string">
            <text:p>#22</text:p>
          </table:table-cell>
          <table:table-cell table:number-columns-repeated="2"/>
        </table:table-row>
        <table:table-row table:style-name="ro1">
          <table:table-cell office:value-type="float" office:value="0.747361073518677" calcext:value-type="float">
            <text:p>0,74736</text:p>
          </table:table-cell>
          <table:table-cell office:value-type="float" office:value="50.8594665139305" calcext:value-type="float">
            <text:p>50,9m</text:p>
          </table:table-cell>
          <table:table-cell office:value-type="float" office:value="55.2710437808781" calcext:value-type="float">
            <text:p>55,3m</text:p>
          </table:table-cell>
          <table:table-cell office:value-type="float" office:value="61.8822441501494" calcext:value-type="float">
            <text:p>62°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#22</text:p>
          </table:table-cell>
          <table:table-cell table:number-columns-repeated="2"/>
        </table:table-row>
        <table:table-row table:style-name="ro1">
          <table:table-cell office:value-type="float" office:value="0.818815118565545" calcext:value-type="float">
            <text:p>0,81882</text:p>
          </table:table-cell>
          <table:table-cell office:value-type="float" office:value="53.7153447838651" calcext:value-type="float">
            <text:p>53,7m</text:p>
          </table:table-cell>
          <table:table-cell office:value-type="float" office:value="41.6485963464466" calcext:value-type="float">
            <text:p>41,6m</text:p>
          </table:table-cell>
          <table:table-cell office:value-type="float" office:value="41.8580107105767" calcext:value-type="float">
            <text:p>42°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#22</text:p>
          </table:table-cell>
          <table:table-cell table:number-columns-repeated="2"/>
        </table:table-row>
        <table:table-row table:style-name="ro1">
          <table:table-cell office:value-type="float" office:value="0.688003605265109" calcext:value-type="float">
            <text:p>0,68800</text:p>
          </table:table-cell>
          <table:table-cell office:value-type="float" office:value="63.8530265349109" calcext:value-type="float">
            <text:p>63,9m</text:p>
          </table:table-cell>
          <table:table-cell office:value-type="float" office:value="35.2088911748622" calcext:value-type="float">
            <text:p>35,2m</text:p>
          </table:table-cell>
          <table:table-cell office:value-type="float" office:value="32.4831380242278" calcext:value-type="float">
            <text:p>32°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#22</text:p>
          </table:table-cell>
          <table:table-cell table:number-columns-repeated="2"/>
        </table:table-row>
        <table:table-row table:style-name="ro1">
          <table:table-cell office:value-type="float" office:value="0.891655729644894" calcext:value-type="float">
            <text:p>0,89166</text:p>
          </table:table-cell>
          <table:table-cell office:value-type="float" office:value="26.7466226363141" calcext:value-type="float">
            <text:p>26,7m</text:p>
          </table:table-cell>
          <table:table-cell office:value-type="float" office:value="37.9354046152408" calcext:value-type="float">
            <text:p>37,9m</text:p>
          </table:table-cell>
          <table:table-cell office:value-type="float" office:value="81.1594274309982" calcext:value-type="float">
            <text:p>81°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#22</text:p>
          </table:table-cell>
          <table:table-cell table:number-columns-repeated="2"/>
        </table:table-row>
        <table:table-row table:style-name="ro1">
          <table:table-cell office:value-type="float" office:value="0.864684170703536" calcext:value-type="float">
            <text:p>0,86468</text:p>
          </table:table-cell>
          <table:table-cell office:value-type="float" office:value="26.9346741705117" calcext:value-type="float">
            <text:p>26,9m</text:p>
          </table:table-cell>
          <table:table-cell office:value-type="float" office:value="34.6101754453318" calcext:value-type="float">
            <text:p>34,6m</text:p>
          </table:table-cell>
          <table:table-cell office:value-type="float" office:value="63.1960511510631" calcext:value-type="float">
            <text:p>63°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#22</text:p>
          </table:table-cell>
          <table:table-cell table:number-columns-repeated="2"/>
        </table:table-row>
        <table:table-row table:style-name="ro1">
          <table:table-cell office:value-type="float" office:value="0.340719568298575" calcext:value-type="float">
            <text:p>0,34072</text:p>
          </table:table-cell>
          <table:table-cell office:value-type="float" office:value="156.130453630334" calcext:value-type="float">
            <text:p>156,1m</text:p>
          </table:table-cell>
          <table:table-cell office:value-type="float" office:value="67.5668558692029" calcext:value-type="float">
            <text:p>67,6m</text:p>
          </table:table-cell>
          <table:table-cell office:value-type="float" office:value="25.3924934923486" calcext:value-type="float">
            <text:p>25°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#22</text:p>
          </table:table-cell>
          <table:table-cell table:number-columns-repeated="2"/>
        </table:table-row>
        <table:table-row table:style-name="ro1">
          <table:table-cell office:value-type="float" office:value="0.562653536584219" calcext:value-type="float">
            <text:p>0,56265</text:p>
          </table:table-cell>
          <table:table-cell office:value-type="float" office:value="90.5593059619141" calcext:value-type="float">
            <text:p>90,6m</text:p>
          </table:table-cell>
          <table:table-cell office:value-type="float" office:value="70.3583262169446" calcext:value-type="float">
            <text:p>70,4m</text:p>
          </table:table-cell>
          <table:table-cell office:value-type="float" office:value="44.3451801865315" calcext:value-type="float">
            <text:p>44°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#22</text:p>
          </table:table-cell>
          <table:table-cell table:number-columns-repeated="2"/>
        </table:table-row>
        <table:table-row table:style-name="ro1">
          <table:table-cell office:value-type="float" office:value="0.476560635317649" calcext:value-type="float">
            <text:p>0,47656</text:p>
          </table:table-cell>
          <table:table-cell office:value-type="float" office:value="158.153643232579" calcext:value-type="float">
            <text:p>158,2m</text:p>
          </table:table-cell>
          <table:table-cell office:value-type="float" office:value="62.5793847599313" calcext:value-type="float">
            <text:p>62,6m</text:p>
          </table:table-cell>
          <table:table-cell office:value-type="float" office:value="22.4762633991782" calcext:value-type="float">
            <text:p>22°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#22</text:p>
          </table:table-cell>
          <table:table-cell table:number-columns-repeated="2"/>
        </table:table-row>
        <table:table-row table:style-name="ro1">
          <table:table-cell office:value-type="float" office:value="0.0375444706997159" calcext:value-type="float">
            <text:p>0,03754</text:p>
          </table:table-cell>
          <table:table-cell office:value-type="float" office:value="306.319722904704" calcext:value-type="float">
            <text:p>306,3m</text:p>
          </table:table-cell>
          <table:table-cell office:value-type="float" office:value="50.4854812382822" calcext:value-type="float">
            <text:p>50,5m</text:p>
          </table:table-cell>
          <table:table-cell office:value-type="float" office:value="8.90541744685815" calcext:value-type="float">
            <text:p>9°</text:p>
          </table:table-cell>
          <table:table-cell office:value-type="string" calcext:value-type="string">
            <text:p>slight</text:p>
          </table:table-cell>
          <table:table-cell/>
          <table:table-cell office:value-type="string" calcext:value-type="string">
            <text:p>#22</text:p>
          </table:table-cell>
          <table:table-cell table:number-columns-repeated="2"/>
        </table:table-row>
        <table:table-row table:style-name="ro1">
          <table:table-cell office:value-type="float" office:value="0.654640918486747" calcext:value-type="float">
            <text:p>0,65464</text:p>
          </table:table-cell>
          <table:table-cell office:value-type="float" office:value="71.1054971087193" calcext:value-type="float">
            <text:p>71,1m</text:p>
          </table:table-cell>
          <table:table-cell office:value-type="float" office:value="30.6594655496736" calcext:value-type="float">
            <text:p>30,7m</text:p>
          </table:table-cell>
          <table:table-cell office:value-type="float" office:value="26.343528159917" calcext:value-type="float">
            <text:p>26°</text:p>
          </table:table-cell>
          <table:table-cell office:value-type="string" calcext:value-type="string">
            <text:p>slight</text:p>
          </table:table-cell>
          <table:table-cell/>
          <table:table-cell office:value-type="string" calcext:value-type="string">
            <text:p>#22</text:p>
          </table:table-cell>
          <table:table-cell table:number-columns-repeated="2"/>
        </table:table-row>
        <table:table-row table:style-name="ro1">
          <table:table-cell office:value-type="float" office:value="0.913770569738563" calcext:value-type="float">
            <text:p>0,91377</text:p>
          </table:table-cell>
          <table:table-cell office:value-type="float" office:value="16.200456125402" calcext:value-type="float">
            <text:p>16,2m</text:p>
          </table:table-cell>
          <table:table-cell office:value-type="float" office:value="52.2559244567165" calcext:value-type="float">
            <text:p>52,3m</text:p>
          </table:table-cell>
          <table:table-cell office:value-type="float" office:value="101.382621818289" calcext:value-type="float">
            <text:p>101°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#22</text:p>
          </table:table-cell>
          <table:table-cell table:number-columns-repeated="2"/>
        </table:table-row>
        <table:table-row table:style-name="ro1">
          <table:table-cell office:value-type="float" office:value="0.926197836923305" calcext:value-type="float">
            <text:p>0,92620</text:p>
          </table:table-cell>
          <table:table-cell office:value-type="float" office:value="22.2131162213825" calcext:value-type="float">
            <text:p>22,2m</text:p>
          </table:table-cell>
          <table:table-cell office:value-type="float" office:value="47.9248135466541" calcext:value-type="float">
            <text:p>47,9m</text:p>
          </table:table-cell>
          <table:table-cell office:value-type="float" office:value="85.0332680935728" calcext:value-type="float">
            <text:p>85°</text:p>
          </table:table-cell>
          <table:table-cell office:value-type="string" calcext:value-type="string">
            <text:p>square</text:p>
          </table:table-cell>
          <table:table-cell/>
          <table:table-cell office:value-type="string" calcext:value-type="string">
            <text:p>#22</text:p>
          </table:table-cell>
          <table:table-cell table:number-columns-repeated="2"/>
        </table:table-row>
        <table:table-row table:style-name="ro1">
          <table:table-cell office:value-type="float" office:value="0.00017373883310098" calcext:value-type="float">
            <text:p>0,00017</text:p>
          </table:table-cell>
          <table:table-cell office:value-type="float" office:value="364.052231447646" calcext:value-type="float">
            <text:p>364,1m</text:p>
          </table:table-cell>
          <table:table-cell office:value-type="float" office:value="23.4604154986981" calcext:value-type="float">
            <text:p>23,5m</text:p>
          </table:table-cell>
          <table:table-cell office:value-type="float" office:value="3.51261054241285" calcext:value-type="float">
            <text:p>4°</text:p>
          </table:table-cell>
          <table:table-cell office:value-type="string" calcext:value-type="string">
            <text:p>slight</text:p>
          </table:table-cell>
          <table:table-cell/>
          <table:table-cell office:value-type="string" calcext:value-type="string">
            <text:p>#22</text:p>
          </table:table-cell>
          <table:table-cell table:number-columns-repeated="2"/>
        </table:table-row>
        <table:table-row table:style-name="ro1">
          <table:table-cell office:value-type="float" office:value="0.958024502944063" calcext:value-type="float">
            <text:p>0,95802</text:p>
          </table:table-cell>
          <table:table-cell office:value-type="float" office:value="16.9912719508098" calcext:value-type="float">
            <text:p>17,0m</text:p>
          </table:table-cell>
          <table:table-cell office:value-type="float" office:value="32.3204859949126" calcext:value-type="float">
            <text:p>32,3m</text:p>
          </table:table-cell>
          <table:table-cell office:value-type="float" office:value="100.769872192106" calcext:value-type="float">
            <text:p>101°</text:p>
          </table:table-cell>
          <table:table-cell office:value-type="string" calcext:value-type="string">
            <text:p>square</text:p>
          </table:table-cell>
          <table:table-cell/>
          <table:table-cell office:value-type="string" calcext:value-type="string">
            <text:p>#22</text:p>
          </table:table-cell>
          <table:table-cell table:number-columns-repeated="2"/>
        </table:table-row>
        <table:table-row table:style-name="ro1">
          <table:table-cell office:value-type="float" office:value="0.836404790769494" calcext:value-type="float">
            <text:p>0,83640</text:p>
          </table:table-cell>
          <table:table-cell office:value-type="float" office:value="56.8848133767948" calcext:value-type="float">
            <text:p>56,9m</text:p>
          </table:table-cell>
          <table:table-cell office:value-type="float" office:value="74.642863530131" calcext:value-type="float">
            <text:p>74,6m</text:p>
          </table:table-cell>
          <table:table-cell office:value-type="float" office:value="82.3741293049557" calcext:value-type="float">
            <text:p>82°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#22</text:p>
          </table:table-cell>
          <table:table-cell table:number-columns-repeated="2"/>
        </table:table-row>
        <table:table-row table:style-name="ro1">
          <table:table-cell office:value-type="float" office:value="0.647221046420966" calcext:value-type="float">
            <text:p>0,64722</text:p>
          </table:table-cell>
          <table:table-cell office:value-type="float" office:value="66.8216333837539" calcext:value-type="float">
            <text:p>66,8m</text:p>
          </table:table-cell>
          <table:table-cell office:value-type="float" office:value="65.2776528913274" calcext:value-type="float">
            <text:p>65,3m</text:p>
          </table:table-cell>
          <table:table-cell office:value-type="float" office:value="53.3890923246229" calcext:value-type="float">
            <text:p>53°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#22</text:p>
          </table:table-cell>
          <table:table-cell table:number-columns-repeated="2"/>
        </table:table-row>
        <table:table-row table:style-name="ro1">
          <table:table-cell office:value-type="float" office:value="0.640303701446442" calcext:value-type="float">
            <text:p>0,64030</text:p>
          </table:table-cell>
          <table:table-cell office:value-type="float" office:value="66.3970883291804" calcext:value-type="float">
            <text:p>66,4m</text:p>
          </table:table-cell>
          <table:table-cell office:value-type="float" office:value="44.0393937741064" calcext:value-type="float">
            <text:p>44,0m</text:p>
          </table:table-cell>
          <table:table-cell office:value-type="float" office:value="38.8519686165621" calcext:value-type="float">
            <text:p>39°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#22</text:p>
          </table:table-cell>
          <table:table-cell table:number-columns-repeated="2"/>
        </table:table-row>
        <table:table-row table:style-name="ro1">
          <table:table-cell office:value-type="float" office:value="0.84664552050142" calcext:value-type="float">
            <text:p>0,84665</text:p>
          </table:table-cell>
          <table:table-cell office:value-type="float" office:value="35.4587391156749" calcext:value-type="float">
            <text:p>35,5m</text:p>
          </table:table-cell>
          <table:table-cell office:value-type="float" office:value="45.5867901627758" calcext:value-type="float">
            <text:p>45,6m</text:p>
          </table:table-cell>
          <table:table-cell office:value-type="float" office:value="71.6714315342517" calcext:value-type="float">
            <text:p>72°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#22</text:p>
          </table:table-cell>
          <table:table-cell table:number-columns-repeated="2"/>
        </table:table-row>
        <table:table-row table:style-name="ro1">
          <table:table-cell office:value-type="float" office:value="0.641790232251492" calcext:value-type="float">
            <text:p>0,64179</text:p>
          </table:table-cell>
          <table:table-cell office:value-type="float" office:value="88.1814884016518" calcext:value-type="float">
            <text:p>88,2m</text:p>
          </table:table-cell>
          <table:table-cell office:value-type="float" office:value="65.6028855898158" calcext:value-type="float">
            <text:p>65,6m</text:p>
          </table:table-cell>
          <table:table-cell office:value-type="float" office:value="38.5647403819046" calcext:value-type="float">
            <text:p>39°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#22</text:p>
          </table:table-cell>
          <table:table-cell table:number-columns-repeated="2"/>
        </table:table-row>
        <table:table-row table:style-name="ro1">
          <table:table-cell office:value-type="float" office:value="0.0855842926033265" calcext:value-type="float">
            <text:p>0,08558</text:p>
          </table:table-cell>
          <table:table-cell office:value-type="float" office:value="187.005753636902" calcext:value-type="float">
            <text:p>187,0m</text:p>
          </table:table-cell>
          <table:table-cell office:value-type="float" office:value="63.1689369600459" calcext:value-type="float">
            <text:p>63,2m</text:p>
          </table:table-cell>
          <table:table-cell office:value-type="float" office:value="18.0047797763765" calcext:value-type="float">
            <text:p>18°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#22</text:p>
          </table:table-cell>
          <table:table-cell table:number-columns-repeated="2"/>
        </table:table-row>
        <table:table-row table:style-name="ro1">
          <table:table-cell office:value-type="float" office:value="0.676173159300786" calcext:value-type="float">
            <text:p>0,67617</text:p>
          </table:table-cell>
          <table:table-cell office:value-type="float" office:value="78.7403313543664" calcext:value-type="float">
            <text:p>78,7m</text:p>
          </table:table-cell>
          <table:table-cell office:value-type="float" office:value="128.871388271886" calcext:value-type="float">
            <text:p>128,9m</text:p>
          </table:table-cell>
          <table:table-cell office:value-type="float" office:value="92.3242901061013" calcext:value-type="float">
            <text:p>92°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lf-long</text:p>
          </table:table-cell>
          <table:table-cell office:value-type="string" calcext:value-type="string">
            <text:p>#22</text:p>
          </table:table-cell>
          <table:table-cell table:number-columns-repeated="2"/>
        </table:table-row>
        <table:table-row table:style-name="ro1">
          <table:table-cell office:value-type="float" office:value="0.626090811081938" calcext:value-type="float">
            <text:p>0,62609</text:p>
          </table:table-cell>
          <table:table-cell office:value-type="float" office:value="91.847049349834" calcext:value-type="float">
            <text:p>91,8m</text:p>
          </table:table-cell>
          <table:table-cell office:value-type="float" office:value="175.760428663161" calcext:value-type="float">
            <text:p>175,8m</text:p>
          </table:table-cell>
          <table:table-cell office:value-type="float" office:value="114.04403098105" calcext:value-type="float">
            <text:p>114°</text:p>
          </table:table-cell>
          <table:table-cell office:value-type="string" calcext:value-type="string">
            <text:p>3 o t 4</text:p>
          </table:table-cell>
          <table:table-cell/>
          <table:table-cell office:value-type="string" calcext:value-type="string">
            <text:p>#22</text:p>
          </table:table-cell>
          <table:table-cell table:number-columns-repeated="2"/>
        </table:table-row>
        <table:table-row table:style-name="ro1">
          <table:table-cell office:value-type="float" office:value="0.894654276169758" calcext:value-type="float">
            <text:p>0,89465</text:p>
          </table:table-cell>
          <table:table-cell office:value-type="float" office:value="23.2336096190471" calcext:value-type="float">
            <text:p>23,2m</text:p>
          </table:table-cell>
          <table:table-cell office:value-type="float" office:value="28.7501150118844" calcext:value-type="float">
            <text:p>28,8m</text:p>
          </table:table-cell>
          <table:table-cell office:value-type="float" office:value="67.5203453823409" calcext:value-type="float">
            <text:p>68°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#22</text:p>
          </table:table-cell>
          <table:table-cell table:number-columns-repeated="2"/>
        </table:table-row>
        <table:table-row table:style-name="ro1">
          <table:table-cell office:value-type="float" office:value="0.664344377125344" calcext:value-type="float">
            <text:p>0,66434</text:p>
          </table:table-cell>
          <table:table-cell office:value-type="float" office:value="66.1305358054672" calcext:value-type="float">
            <text:p>66,1m</text:p>
          </table:table-cell>
          <table:table-cell office:value-type="float" office:value="54.2793459363768" calcext:value-type="float">
            <text:p>54,3m</text:p>
          </table:table-cell>
          <table:table-cell office:value-type="float" office:value="43.9205606652809" calcext:value-type="float">
            <text:p>44°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#22</text:p>
          </table:table-cell>
          <table:table-cell table:number-columns-repeated="2"/>
        </table:table-row>
        <table:table-row table:style-name="ro1">
          <table:table-cell office:value-type="float" office:value="0.609019109823664" calcext:value-type="float">
            <text:p>0,60902</text:p>
          </table:table-cell>
          <table:table-cell office:value-type="float" office:value="79.9262469381646" calcext:value-type="float">
            <text:p>79,9m</text:p>
          </table:table-cell>
          <table:table-cell office:value-type="float" office:value="51.797729336096" calcext:value-type="float">
            <text:p>51,8m</text:p>
          </table:table-cell>
          <table:table-cell office:value-type="float" office:value="33.7087416968508" calcext:value-type="float">
            <text:p>34°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#22</text:p>
          </table:table-cell>
          <table:table-cell table:number-columns-repeated="2"/>
        </table:table-row>
        <table:table-row table:style-name="ro1">
          <table:table-cell office:value-type="float" office:value="0.100753154012109" calcext:value-type="float">
            <text:p>0,10075</text:p>
          </table:table-cell>
          <table:table-cell office:value-type="float" office:value="168.874615645086" calcext:value-type="float">
            <text:p>168,9m</text:p>
          </table:table-cell>
          <table:table-cell office:value-type="float" office:value="39.9413187189885" calcext:value-type="float">
            <text:p>39,9m</text:p>
          </table:table-cell>
          <table:table-cell office:value-type="float" office:value="12.6765671388134" calcext:value-type="float">
            <text:p>13°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#22</text:p>
          </table:table-cell>
          <table:table-cell table:number-columns-repeated="2"/>
        </table:table-row>
        <table:table-row table:style-name="ro1">
          <table:table-cell office:value-type="float" office:value="0.139992135689769" calcext:value-type="float">
            <text:p>0,13999</text:p>
          </table:table-cell>
          <table:table-cell office:value-type="float" office:value="233.815617934661" calcext:value-type="float">
            <text:p>233,8m</text:p>
          </table:table-cell>
          <table:table-cell office:value-type="float" office:value="62.1360075001924" calcext:value-type="float">
            <text:p>62,1m</text:p>
          </table:table-cell>
          <table:table-cell office:value-type="float" office:value="14.333391355625" calcext:value-type="float">
            <text:p>14°</text:p>
          </table:table-cell>
          <table:table-cell office:value-type="string" calcext:value-type="string">
            <text:p>slight</text:p>
          </table:table-cell>
          <table:table-cell/>
          <table:table-cell office:value-type="string" calcext:value-type="string">
            <text:p>#22</text:p>
          </table:table-cell>
          <table:table-cell table:number-columns-repeated="2"/>
        </table:table-row>
        <table:table-row table:style-name="ro1">
          <table:table-cell office:value-type="float" office:value="0.834976916080972" calcext:value-type="float">
            <text:p>0,83498</text:p>
          </table:table-cell>
          <table:table-cell office:value-type="float" office:value="37.3513821506452" calcext:value-type="float">
            <text:p>37,4m</text:p>
          </table:table-cell>
          <table:table-cell office:value-type="float" office:value="121.725306523418" calcext:value-type="float">
            <text:p>121,7m</text:p>
          </table:table-cell>
          <table:table-cell office:value-type="float" office:value="132.663384739" calcext:value-type="float">
            <text:p>133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#22</text:p>
          </table:table-cell>
          <table:table-cell table:number-columns-repeated="2"/>
        </table:table-row>
        <table:table-row table:style-name="ro1">
          <table:table-cell office:value-type="float" office:value="0.758601264946848" calcext:value-type="float">
            <text:p>0,75860</text:p>
          </table:table-cell>
          <table:table-cell office:value-type="float" office:value="66.8221308462314" calcext:value-type="float">
            <text:p>66,8m</text:p>
          </table:table-cell>
          <table:table-cell office:value-type="float" office:value="123.351558070424" calcext:value-type="float">
            <text:p>123,4m</text:p>
          </table:table-cell>
          <table:table-cell office:value-type="float" office:value="92.266228595974" calcext:value-type="float">
            <text:p>92°</text:p>
          </table:table-cell>
          <table:table-cell office:value-type="string" calcext:value-type="string">
            <text:p>3 t</text:p>
          </table:table-cell>
          <table:table-cell office:value-type="string" calcext:value-type="string">
            <text:p>Half-long</text:p>
          </table:table-cell>
          <table:table-cell office:value-type="string" calcext:value-type="string">
            <text:p>#22</text:p>
          </table:table-cell>
          <table:table-cell table:number-columns-repeated="2"/>
        </table:table-row>
        <table:table-row table:style-name="ro1">
          <table:table-cell office:value-type="float" office:value="0.847076460203781" calcext:value-type="float">
            <text:p>0,84708</text:p>
          </table:table-cell>
          <table:table-cell office:value-type="float" office:value="52.7633388262811" calcext:value-type="float">
            <text:p>52,8m</text:p>
          </table:table-cell>
          <table:table-cell office:value-type="float" office:value="105.92176619104" calcext:value-type="float">
            <text:p>105,9m</text:p>
          </table:table-cell>
          <table:table-cell office:value-type="float" office:value="86.7950899884499" calcext:value-type="float">
            <text:p>87°</text:p>
          </table:table-cell>
          <table:table-cell office:value-type="string" calcext:value-type="string">
            <text:p>square</text:p>
          </table:table-cell>
          <table:table-cell/>
          <table:table-cell office:value-type="string" calcext:value-type="string">
            <text:p>#22</text:p>
          </table:table-cell>
          <table:table-cell table:number-columns-repeated="2"/>
        </table:table-row>
        <table:table-row table:style-name="ro1">
          <table:table-cell office:value-type="float" office:value="0.887402517259137" calcext:value-type="float">
            <text:p>0,88740</text:p>
          </table:table-cell>
          <table:table-cell office:value-type="float" office:value="36.5527838827721" calcext:value-type="float">
            <text:p>36,6m</text:p>
          </table:table-cell>
          <table:table-cell office:value-type="float" office:value="61.2878174390541" calcext:value-type="float">
            <text:p>61,3m</text:p>
          </table:table-cell>
          <table:table-cell office:value-type="float" office:value="91.4867658734679" calcext:value-type="float">
            <text:p>91°</text:p>
          </table:table-cell>
          <table:table-cell office:value-type="string" calcext:value-type="string">
            <text:p>square</text:p>
          </table:table-cell>
          <table:table-cell/>
          <table:table-cell office:value-type="string" calcext:value-type="string">
            <text:p>#22</text:p>
          </table:table-cell>
          <table:table-cell table:number-columns-repeated="2"/>
        </table:table-row>
        <table:table-row table:style-name="ro1" table:number-rows-repeated="1048499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number:number-style style:name="N116">
      <number:number number:decimal-places="1" number:min-decimal-places="1" number:min-integer-digits="1"/>
      <number:text>m</number:text>
    </number:number-style>
    <number:number-style style:name="N117">
      <number:number number:decimal-places="5" number:min-decimal-places="5" number:min-integer-digits="1"/>
    </number:number-style>
    <number:number-style style:name="N118">
      <number:number number:decimal-places="0" number:min-decimal-places="0" number:min-integer-digits="1"/>
      <number:text>°</number:text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0">00.00.0000</text:date>, <text:time style:data-style-name="N2" text:time-value="14:01:19.9959485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4-01T14:33:29.103488600</meta:creation-date>
    <dc:date>2026-04-10T15:06:15.906976200</dc:date>
    <meta:editing-duration>PT36M50S</meta:editing-duration>
    <meta:editing-cycles>9</meta:editing-cycles>
    <meta:generator>LibreOffice/26.2.1.2$Windows_X86_64 LibreOffice_project/620$Build-2</meta:generator>
    <meta:document-statistic meta:table-count="1" meta:cell-count="500" meta:object-count="0"/>
  </office:meta>
</office:document-meta>
</file>